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dcf" officeooo:paragraph-rsid="00100dcf"/>
    </style:style>
    <style:style style:name="P2" style:family="paragraph" style:parent-style-name="Standard">
      <style:text-properties officeooo:rsid="0011e097" officeooo:paragraph-rsid="0011e097"/>
    </style:style>
    <style:style style:name="P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00dcf" officeooo:paragraph-rsid="00100dcf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1e097" officeooo:paragraph-rsid="0011e097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(!session_id())</text:p>
      <text:p text:style-name="Standard">{</text:p>
      <text:p text:style-name="Standard"><text:s text:c="4"/>echo 'Validei sessão não iniciada!';</text:p>
      <text:p text:style-name="Standard">}</text:p>
      <text:p text:style-name="P3">Ok</text:p>
      <text:p text:style-name="P1"/>
      <text:p text:style-name="P1">if (!session_id())</text:p>
      <text:p text:style-name="P1">{</text:p>
      <text:p text:style-name="P1"><text:s text:c="4"/></text:p>
      <text:p text:style-name="P1"><text:s text:c="4"/>echo 'Validei sessão não iniciada!';</text:p>
      <text:p text:style-name="P1"><text:s text:c="4"/>session_start();</text:p>
      <text:p text:style-name="P1"><text:s text:c="4"/></text:p>
      <text:p text:style-name="P1">}</text:p>
      <text:p text:style-name="P1">Inválido</text:p>
      <text:p text:style-name="P1"><text:span text:style-name="T1">Warning: session_start(): Cannot send session cache limiter - headers already sent (output started at C:\Program Files\VertrigoServ\www\painel_oracoes\newEmptyPHP1.php:12) in C:\Program Files\VertrigoServ\www\painel_oracoes\newEmptyPHP1.php</text:span><text:span text:style-name="T2"> </text:span><text:span text:style-name="T1">on line 13</text:span> 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>Ok</text:p>
      <text:p text:style-name="P3"/>
      <text:p text:style-name="P1"/>
      <text:p text:style-name="P1">if (session_id())</text:p>
      <text:p text:style-name="P1">{</text:p>
      <text:p text:style-name="P1"><text:s text:c="4"/>echo 'Validei sessão iniciada!';</text:p>
      <text:p text:style-name="P1">}</text:p>
      <text:p text:style-name="P1">Ok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/>
      <text:p text:style-name="P1"/>
      <text:p text:style-name="P1">$_SESSION["teste"]="oi";</text:p>
      <text:p text:style-name="P1"/>
      <text:p text:style-name="P1">header("location:newEmptyPHP.php");</text:p>
      <text:p text:style-name="P1"/>
      <text:p text:style-name="P1"><text:span text:style-name="T1">Validei sessão não iniciada!</text:span><text:line-break/><text:span text:style-name="T1">Warning: Cannot modify header information - headers already sent by (output started </text:span><text:soft-page-break/><text:span text:style-name="T1">at C:\Program Files\VertrigoServ\www\painel_oracoes\newEmptyPHP1.php:12) in C:\Program Files\VertrigoServ\www\painel_oracoes\newEmptyPHP1.php</text:span><text:span text:style-name="T2"> </text:span><text:span text:style-name="T1">on line 19</text:span> </text:p>
      <text:p text:style-name="P3"/>
      <text:p text:style-name="P1"/>
      <text:p text:style-name="P2">if (!session_id())</text:p>
      <text:p text:style-name="P2">{</text:p>
      <text:p text:style-name="P2"><text:s text:c="4"/>session_start();</text:p>
      <text:p text:style-name="P2">}</text:p>
      <text:p text:style-name="P2">$_SESSION["teste"]="oi";</text:p>
      <text:p text:style-name="P2">header("location:newEmptyPHP.php");</text:p>
      <text:p text:style-name="P2"/>
      <text:p text:style-name="P2">Correção</text:p>
      <text:p text:style-name="P4"/>
      <text:p text:style-name="P2"/>
      <text:p text:style-name="P2">Na página newEmptyPHP.</text:p>
      <text:p text:style-name="P2"/>
      <text:p text:style-name="P2">echo $_SESSION["teste"];</text:p>
      <text:p text:style-name="P2"/>
      <text:p text:style-name="P2"><text:line-break/><text:span text:style-name="T1">Notice: Undefined variable: _SESSION in C:\Program Files\VertrigoServ\www\painel_oracoes\newEmptyPHP.php</text:span><text:span text:style-name="T2"> </text:span><text:span text:style-name="T1">on line 8</text:span> </text:p>
      <text:p text:style-name="P4"/>
      <text:p text:style-name="P2"/>
      <text:p text:style-name="P2">if (!session_id())</text:p>
      <text:p text:style-name="P2">{</text:p>
      <text:p text:style-name="P2"><text:s text:c="4"/>session_start();</text:p>
      <text:p text:style-name="P2">}</text:p>
      <text:p text:style-name="P2">echo $_SESSION["teste"];</text:p>
      <text:p text:style-name="P2">Correção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6:03:08.538000000</meta:creation-date>
    <dc:date>2020-07-03T16:17:50.302000000</dc:date>
    <meta:editing-duration>PT4M30S</meta:editing-duration>
    <meta:editing-cycles>1</meta:editing-cycles>
    <meta:document-statistic meta:table-count="0" meta:image-count="0" meta:object-count="0" meta:page-count="2" meta:paragraph-count="51" meta:word-count="131" meta:character-count="1301" meta:non-whitespace-character-count="1159"/>
    <meta:generator>LibreOffice/6.2.4.2$Windows_X86_64 LibreOffice_project/2412653d852ce75f65fbfa83fb7e7b669a126d64</meta:generator>
  </office:meta>
</office:document-meta>
</file>